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B70E2B693338CE1E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fo:border="none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1.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dddddd" draw:textarea-vertical-align="middle"/>
    </style:style>
    <style:style style:name="gr7" style:family="graphic" style:parent-style-name="objectwithoutfill">
      <style:graphic-properties draw:stroke="solid" svg:stroke-width="0.2cm" svg:stroke-color="#808080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b2b2b2" draw:textarea-vertical-align="middle"/>
    </style:style>
    <style:style style:name="gr9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fo:background-color="#dddddd" fo:border="none"/>
    </style:style>
    <style:style style:name="gr11" style:family="graphic" style:parent-style-name="standard">
      <style:graphic-properties fo:background-color="#b2b2b2" fo:border="none"/>
    </style:style>
    <style:style style:name="P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Solicitud Materia&#10; Prima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9" form:id="control9" form:label="Telefono:"/>
            <form:fixed-text form:name="lblSolicitante" form:control-implementation="ooo:com.sun.star.form.component.FixedText" xml:id="control10" form:id="control10" form:label="Solicitante:"/>
            <form:fixed-text form:name="lblDireccion2" form:control-implementation="ooo:com.sun.star.form.component.FixedText" xml:id="control11" form:id="control11" form:label="Telefono:"/>
            <form:fixed-text form:name="lblTipo" form:control-implementation="ooo:com.sun.star.form.component.FixedText" xml:id="control12" form:id="control12" form:label="S"/>
            <form:text form:name="txtSolicitante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roveedor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il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il" form:control-implementation="ooo:com.sun.star.form.component.FixedText" xml:id="control16" form:id="control16" form:label="Mail:"/>
            <form:text form:name="txtPaginado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teriaPrima" form:control-implementation="ooo:com.sun.star.form.component.FixedText" xml:id="control18" form:id="control18" form:label="Materia Prima"/>
            <form:fixed-text form:name="lblCantidad" form:control-implementation="ooo:com.sun.star.form.component.FixedText" xml:id="control19" form:id="control19" form:label="Cantidad"/>
            <form:fixed-text form:name="lblMateriaPrima" form:control-implementation="ooo:com.sun.star.form.component.FixedText" xml:id="control20" form:id="control20" form:label="Materia Prima"/>
            <form:fixed-text form:name="lblCantidad" form:control-implementation="ooo:com.sun.star.form.component.FixedText" xml:id="control21" form:id="control21" form:label="Cantidad"/>
            <form:text form:name="txtMP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8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9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2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3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4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5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6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7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0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1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2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3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4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5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6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7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8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9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0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1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2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3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7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8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9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0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1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2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3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4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5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6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7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8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9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0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1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2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3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izzeria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control draw:style-name="gr1" draw:text-style-name="P1" draw:layer="layout" svg:width="1.6cm" svg:height="1.5cm" svg:x="1.5cm" svg:y="1.201cm" draw:control="control1"/>
        <draw:control draw:style-name="gr2" draw:text-style-name="P2" draw:layer="layout" svg:width="2.7cm" svg:height="0.7cm" svg:x="3.3cm" svg:y="1.601cm" draw:control="control2"/>
        <draw:control draw:style-name="gr1" draw:text-style-name="P1" draw:layer="layout" svg:width="0.7cm" svg:height="0.9cm" svg:x="2.4cm" svg:y="2.501cm" draw:control="control3"/>
        <draw:control draw:style-name="gr2" draw:text-style-name="P2" draw:layer="layout" svg:width="4.6cm" svg:height="0.7cm" svg:x="3.3cm" svg:y="2.601cm" draw:control="control4"/>
        <draw:control draw:style-name="gr1" draw:text-style-name="P3" draw:layer="layout" svg:width="4.5cm" svg:height="1.1cm" svg:x="1.5cm" svg:y="3.301cm" draw:control="control5"/>
        <draw:control draw:style-name="gr1" draw:text-style-name="P4" draw:layer="layout" svg:width="4.1cm" svg:height="1.699cm" svg:x="8.7cm" svg:y="1.001cm" draw:control="control6"/>
        <draw:frame draw:style-name="gr3" draw:text-style-name="P5" draw:layer="layout" svg:width="6.032cm" svg:height="4.841cm" svg:x="13.768cm" svg:y="1.301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6" draw:layer="layout" svg:width="12.2cm" svg:height="2cm" svg:x="1.5cm" svg:y="4.2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2.1cm" svg:height="0.7cm" svg:x="1.6cm" svg:y="4.2cm" draw:control="control7"/>
        <draw:control draw:style-name="gr2" draw:text-style-name="P2" draw:layer="layout" svg:width="3.469cm" svg:height="1cm" svg:x="3.731cm" svg:y="4.3cm" draw:control="control8"/>
        <draw:control draw:style-name="gr1" draw:text-style-name="P7" draw:layer="layout" svg:width="2.092cm" svg:height="0.3cm" svg:x="1.808cm" svg:y="5.635cm" draw:control="control9"/>
        <draw:control draw:style-name="gr1" draw:text-style-name="P7" draw:layer="layout" svg:width="2.43cm" svg:height="0.5cm" svg:x="7.27cm" svg:y="4.535cm" draw:control="control10"/>
        <draw:control draw:style-name="gr1" draw:text-style-name="P7" draw:layer="layout" svg:width="2.262cm" svg:height="0.6cm" svg:x="7.638cm" svg:y="5.535cm" draw:control="control11"/>
        <draw:custom-shape draw:style-name="gr5" draw:text-style-name="P6" draw:layer="layout" svg:width="1.106cm" svg:height="1.1cm" svg:x="10.3cm" svg:y="2.7cm">
          <text:p/>
          <draw:enhanced-geometry svg:viewBox="0 0 21600 21600" draw:type="rectangle" draw:enhanced-path="M 0 0 L 21600 0 21600 21600 0 21600 0 0 Z N"/>
        </draw:custom-shape>
        <draw:control draw:style-name="gr1" draw:text-style-name="P8" draw:layer="layout" svg:width="1.032cm" svg:height="1cm" svg:x="10.374cm" svg:y="2.8cm" draw:control="control12"/>
        <draw:control draw:style-name="gr2" draw:text-style-name="P2" draw:layer="layout" svg:width="4.068cm" svg:height="0.5cm" svg:x="9.6cm" svg:y="4.4cm" draw:control="control13"/>
        <draw:control draw:style-name="gr2" draw:text-style-name="P2" draw:layer="layout" svg:width="4.068cm" svg:height="0.5cm" svg:x="9.6cm" svg:y="5.6cm" draw:control="control14"/>
        <draw:control draw:style-name="gr2" draw:text-style-name="P2" draw:layer="layout" svg:width="4.068cm" svg:height="0.5cm" svg:x="9.6cm" svg:y="5cm" draw:control="control15"/>
        <draw:control draw:style-name="gr1" draw:text-style-name="P7" draw:layer="layout" svg:width="1.162cm" svg:height="0.6cm" svg:x="8.538cm" svg:y="5.035cm" draw:control="control16"/>
        <draw:rect draw:style-name="gr6" draw:text-style-name="P9" draw:layer="layout" svg:width="18.3cm" svg:height="21.2cm" svg:x="1.5cm" svg:y="6.6cm">
          <text:p/>
        </draw:rect>
        <draw:line draw:style-name="gr7" draw:text-style-name="P10" draw:layer="layout" svg:x1="10.7cm" svg:y1="6.6cm" svg:x2="10.7cm" svg:y2="27.8cm">
          <text:p/>
        </draw:line>
        <draw:rect draw:style-name="gr8" draw:text-style-name="P11" draw:layer="layout" svg:width="3cm" svg:height="21.2cm" svg:x="7.7cm" svg:y="6.6cm">
          <text:p/>
        </draw:rect>
        <draw:rect draw:style-name="gr8" draw:text-style-name="P11" draw:layer="layout" svg:width="2.8cm" svg:height="21.2cm" svg:x="17cm" svg:y="6.6cm">
          <text:p/>
        </draw:rect>
        <draw:control draw:style-name="gr2" draw:text-style-name="P12" draw:layer="layout" svg:width="3.1cm" svg:height="0.7cm" svg:x="9cm" svg:y="27.9cm" draw:control="control17"/>
        <draw:control draw:style-name="gr1" draw:text-style-name="P13" draw:layer="layout" svg:width="4.2cm" svg:height="0.7cm" svg:x="2.5cm" svg:y="6.7cm" draw:control="control18"/>
        <draw:control draw:style-name="gr1" draw:text-style-name="P14" draw:layer="layout" svg:width="2.4cm" svg:height="0.7cm" svg:x="7.9cm" svg:y="6.7cm" draw:control="control19"/>
        <draw:control draw:style-name="gr1" draw:text-style-name="P13" draw:layer="layout" svg:width="4.2cm" svg:height="0.7cm" svg:x="11.8cm" svg:y="6.7cm" draw:control="control20"/>
        <draw:control draw:style-name="gr1" draw:text-style-name="P14" draw:layer="layout" svg:width="2.4cm" svg:height="0.7cm" svg:x="17.2cm" svg:y="6.7cm" draw:control="control21"/>
        <draw:line draw:style-name="gr9" draw:text-style-name="P10" draw:layer="layout" svg:x1="1.5cm" svg:y1="7.4cm" svg:x2="19.8cm" svg:y2="7.4cm">
          <text:p/>
        </draw:line>
        <draw:control draw:style-name="gr10" draw:text-style-name="P15" draw:layer="layout" svg:width="6cm" svg:height="1.1cm" svg:x="1.6cm" svg:y="7.5cm" draw:control="control22"/>
        <draw:control draw:style-name="gr10" draw:text-style-name="P15" draw:layer="layout" svg:width="6cm" svg:height="1.1cm" svg:x="1.6cm" svg:y="8.7cm" draw:control="control23"/>
        <draw:control draw:style-name="gr10" draw:text-style-name="P15" draw:layer="layout" svg:width="6cm" svg:height="1.1cm" svg:x="1.6cm" svg:y="9.9cm" draw:control="control24"/>
        <draw:control draw:style-name="gr10" draw:text-style-name="P15" draw:layer="layout" svg:width="6cm" svg:height="1.1cm" svg:x="1.6cm" svg:y="11.1cm" draw:control="control25"/>
        <draw:control draw:style-name="gr10" draw:text-style-name="P15" draw:layer="layout" svg:width="6cm" svg:height="1.1cm" svg:x="1.6cm" svg:y="12.3cm" draw:control="control26"/>
        <draw:control draw:style-name="gr10" draw:text-style-name="P15" draw:layer="layout" svg:width="6cm" svg:height="1.1cm" svg:x="1.6cm" svg:y="13.5cm" draw:control="control27"/>
        <draw:control draw:style-name="gr10" draw:text-style-name="P15" draw:layer="layout" svg:width="6cm" svg:height="1.1cm" svg:x="1.6cm" svg:y="14.7cm" draw:control="control28"/>
        <draw:control draw:style-name="gr10" draw:text-style-name="P15" draw:layer="layout" svg:width="6cm" svg:height="1.1cm" svg:x="1.6cm" svg:y="15.9cm" draw:control="control29"/>
        <draw:control draw:style-name="gr10" draw:text-style-name="P15" draw:layer="layout" svg:width="6cm" svg:height="1.1cm" svg:x="1.6cm" svg:y="17.1cm" draw:control="control30"/>
        <draw:control draw:style-name="gr10" draw:text-style-name="P15" draw:layer="layout" svg:width="6cm" svg:height="1.1cm" svg:x="1.6cm" svg:y="18.3cm" draw:control="control31"/>
        <draw:control draw:style-name="gr10" draw:text-style-name="P15" draw:layer="layout" svg:width="6cm" svg:height="1.1cm" svg:x="1.6cm" svg:y="19.5cm" draw:control="control32"/>
        <draw:control draw:style-name="gr10" draw:text-style-name="P15" draw:layer="layout" svg:width="6cm" svg:height="1.1cm" svg:x="1.6cm" svg:y="20.7cm" draw:control="control33"/>
        <draw:control draw:style-name="gr10" draw:text-style-name="P15" draw:layer="layout" svg:width="6cm" svg:height="1.1cm" svg:x="1.6cm" svg:y="21.9cm" draw:control="control34"/>
        <draw:control draw:style-name="gr10" draw:text-style-name="P15" draw:layer="layout" svg:width="6cm" svg:height="1.1cm" svg:x="1.6cm" svg:y="23.1cm" draw:control="control35"/>
        <draw:control draw:style-name="gr10" draw:text-style-name="P15" draw:layer="layout" svg:width="6cm" svg:height="1.1cm" svg:x="1.6cm" svg:y="24.3cm" draw:control="control36"/>
        <draw:control draw:style-name="gr10" draw:text-style-name="P15" draw:layer="layout" svg:width="6cm" svg:height="1.1cm" svg:x="1.6cm" svg:y="25.5cm" draw:control="control37"/>
        <draw:control draw:style-name="gr10" draw:text-style-name="P15" draw:layer="layout" svg:width="6cm" svg:height="1.1cm" svg:x="1.6cm" svg:y="26.6cm" draw:control="control38"/>
        <draw:control draw:style-name="gr11" draw:text-style-name="P15" draw:layer="layout" svg:width="2.9cm" svg:height="1.1cm" svg:x="7.7cm" svg:y="7.5cm" draw:control="control39"/>
        <draw:control draw:style-name="gr11" draw:text-style-name="P15" draw:layer="layout" svg:width="2.9cm" svg:height="1.1cm" svg:x="7.7cm" svg:y="8.7cm" draw:control="control40"/>
        <draw:control draw:style-name="gr11" draw:text-style-name="P15" draw:layer="layout" svg:width="2.9cm" svg:height="1.1cm" svg:x="7.7cm" svg:y="9.9cm" draw:control="control41"/>
        <draw:control draw:style-name="gr11" draw:text-style-name="P15" draw:layer="layout" svg:width="2.9cm" svg:height="1.1cm" svg:x="7.7cm" svg:y="11.1cm" draw:control="control42"/>
        <draw:control draw:style-name="gr11" draw:text-style-name="P15" draw:layer="layout" svg:width="2.9cm" svg:height="1.1cm" svg:x="7.7cm" svg:y="12.3cm" draw:control="control43"/>
        <draw:control draw:style-name="gr11" draw:text-style-name="P15" draw:layer="layout" svg:width="2.9cm" svg:height="1.1cm" svg:x="7.7cm" svg:y="13.5cm" draw:control="control44"/>
        <draw:control draw:style-name="gr11" draw:text-style-name="P15" draw:layer="layout" svg:width="2.9cm" svg:height="1.1cm" svg:x="7.7cm" svg:y="14.7cm" draw:control="control45"/>
        <draw:control draw:style-name="gr11" draw:text-style-name="P15" draw:layer="layout" svg:width="2.9cm" svg:height="1.1cm" svg:x="7.7cm" svg:y="15.9cm" draw:control="control46"/>
        <draw:control draw:style-name="gr11" draw:text-style-name="P15" draw:layer="layout" svg:width="2.9cm" svg:height="1.1cm" svg:x="7.7cm" svg:y="17.1cm" draw:control="control47"/>
        <draw:control draw:style-name="gr11" draw:text-style-name="P15" draw:layer="layout" svg:width="2.9cm" svg:height="1.1cm" svg:x="7.7cm" svg:y="18.3cm" draw:control="control48"/>
        <draw:control draw:style-name="gr11" draw:text-style-name="P15" draw:layer="layout" svg:width="2.9cm" svg:height="1.1cm" svg:x="7.7cm" svg:y="19.5cm" draw:control="control49"/>
        <draw:control draw:style-name="gr11" draw:text-style-name="P15" draw:layer="layout" svg:width="2.9cm" svg:height="1.1cm" svg:x="7.7cm" svg:y="20.7cm" draw:control="control50"/>
        <draw:control draw:style-name="gr11" draw:text-style-name="P15" draw:layer="layout" svg:width="2.9cm" svg:height="1.1cm" svg:x="7.7cm" svg:y="21.9cm" draw:control="control51"/>
        <draw:control draw:style-name="gr11" draw:text-style-name="P15" draw:layer="layout" svg:width="2.9cm" svg:height="1.1cm" svg:x="7.7cm" svg:y="23.1cm" draw:control="control52"/>
        <draw:control draw:style-name="gr11" draw:text-style-name="P15" draw:layer="layout" svg:width="2.9cm" svg:height="1.1cm" svg:x="7.7cm" svg:y="24.3cm" draw:control="control53"/>
        <draw:control draw:style-name="gr11" draw:text-style-name="P15" draw:layer="layout" svg:width="2.9cm" svg:height="1.1cm" svg:x="7.7cm" svg:y="25.5cm" draw:control="control54"/>
        <draw:control draw:style-name="gr11" draw:text-style-name="P15" draw:layer="layout" svg:width="2.9cm" svg:height="1.1cm" svg:x="7.7cm" svg:y="26.6cm" draw:control="control55"/>
        <draw:control draw:style-name="gr10" draw:text-style-name="P15" draw:layer="layout" svg:width="6cm" svg:height="1.1cm" svg:x="10.9cm" svg:y="7.5cm" draw:control="control56"/>
        <draw:control draw:style-name="gr10" draw:text-style-name="P15" draw:layer="layout" svg:width="6cm" svg:height="1.1cm" svg:x="10.9cm" svg:y="8.7cm" draw:control="control57"/>
        <draw:control draw:style-name="gr10" draw:text-style-name="P15" draw:layer="layout" svg:width="6cm" svg:height="1.1cm" svg:x="10.9cm" svg:y="9.9cm" draw:control="control58"/>
        <draw:control draw:style-name="gr10" draw:text-style-name="P15" draw:layer="layout" svg:width="6cm" svg:height="1.1cm" svg:x="10.9cm" svg:y="11.1cm" draw:control="control59"/>
        <draw:control draw:style-name="gr10" draw:text-style-name="P15" draw:layer="layout" svg:width="6cm" svg:height="1.1cm" svg:x="10.9cm" svg:y="12.3cm" draw:control="control60"/>
        <draw:control draw:style-name="gr10" draw:text-style-name="P15" draw:layer="layout" svg:width="6cm" svg:height="1.1cm" svg:x="10.9cm" svg:y="13.5cm" draw:control="control61"/>
        <draw:control draw:style-name="gr10" draw:text-style-name="P15" draw:layer="layout" svg:width="6cm" svg:height="1.1cm" svg:x="10.9cm" svg:y="14.7cm" draw:control="control62"/>
        <draw:control draw:style-name="gr10" draw:text-style-name="P15" draw:layer="layout" svg:width="6cm" svg:height="1.1cm" svg:x="10.9cm" svg:y="15.9cm" draw:control="control63"/>
        <draw:control draw:style-name="gr10" draw:text-style-name="P15" draw:layer="layout" svg:width="6cm" svg:height="1.1cm" svg:x="10.9cm" svg:y="17.1cm" draw:control="control64"/>
        <draw:control draw:style-name="gr10" draw:text-style-name="P15" draw:layer="layout" svg:width="6cm" svg:height="1.1cm" svg:x="10.9cm" svg:y="18.3cm" draw:control="control65"/>
        <draw:control draw:style-name="gr10" draw:text-style-name="P15" draw:layer="layout" svg:width="6cm" svg:height="1.1cm" svg:x="10.9cm" svg:y="19.5cm" draw:control="control66"/>
        <draw:control draw:style-name="gr10" draw:text-style-name="P15" draw:layer="layout" svg:width="6cm" svg:height="1.1cm" svg:x="10.9cm" svg:y="20.7cm" draw:control="control67"/>
        <draw:control draw:style-name="gr10" draw:text-style-name="P15" draw:layer="layout" svg:width="6cm" svg:height="1.1cm" svg:x="10.9cm" svg:y="21.9cm" draw:control="control68"/>
        <draw:control draw:style-name="gr10" draw:text-style-name="P15" draw:layer="layout" svg:width="6cm" svg:height="1.1cm" svg:x="10.9cm" svg:y="23.1cm" draw:control="control69"/>
        <draw:control draw:style-name="gr10" draw:text-style-name="P15" draw:layer="layout" svg:width="6cm" svg:height="1.1cm" svg:x="10.9cm" svg:y="24.3cm" draw:control="control70"/>
        <draw:control draw:style-name="gr10" draw:text-style-name="P15" draw:layer="layout" svg:width="6cm" svg:height="1.1cm" svg:x="10.9cm" svg:y="25.5cm" draw:control="control71"/>
        <draw:control draw:style-name="gr10" draw:text-style-name="P15" draw:layer="layout" svg:width="6cm" svg:height="1.1cm" svg:x="10.9cm" svg:y="26.6cm" draw:control="control72"/>
        <draw:control draw:style-name="gr11" draw:text-style-name="P15" draw:layer="layout" svg:width="2.7cm" svg:height="1.1cm" svg:x="17cm" svg:y="7.5cm" draw:control="control73"/>
        <draw:control draw:style-name="gr11" draw:text-style-name="P15" draw:layer="layout" svg:width="2.7cm" svg:height="1.1cm" svg:x="17cm" svg:y="8.7cm" draw:control="control74"/>
        <draw:control draw:style-name="gr11" draw:text-style-name="P15" draw:layer="layout" svg:width="2.7cm" svg:height="1.1cm" svg:x="17cm" svg:y="9.9cm" draw:control="control75"/>
        <draw:control draw:style-name="gr11" draw:text-style-name="P15" draw:layer="layout" svg:width="2.7cm" svg:height="1.1cm" svg:x="17cm" svg:y="11.1cm" draw:control="control76"/>
        <draw:control draw:style-name="gr11" draw:text-style-name="P15" draw:layer="layout" svg:width="2.7cm" svg:height="1.1cm" svg:x="17cm" svg:y="12.3cm" draw:control="control77"/>
        <draw:control draw:style-name="gr11" draw:text-style-name="P15" draw:layer="layout" svg:width="2.7cm" svg:height="1.1cm" svg:x="17cm" svg:y="13.5cm" draw:control="control78"/>
        <draw:control draw:style-name="gr11" draw:text-style-name="P15" draw:layer="layout" svg:width="2.7cm" svg:height="1.1cm" svg:x="17cm" svg:y="14.7cm" draw:control="control79"/>
        <draw:control draw:style-name="gr11" draw:text-style-name="P15" draw:layer="layout" svg:width="2.7cm" svg:height="1.1cm" svg:x="17cm" svg:y="15.9cm" draw:control="control80"/>
        <draw:control draw:style-name="gr11" draw:text-style-name="P15" draw:layer="layout" svg:width="2.7cm" svg:height="1.1cm" svg:x="17cm" svg:y="17.1cm" draw:control="control81"/>
        <draw:control draw:style-name="gr11" draw:text-style-name="P15" draw:layer="layout" svg:width="2.7cm" svg:height="1.1cm" svg:x="17cm" svg:y="18.3cm" draw:control="control82"/>
        <draw:control draw:style-name="gr11" draw:text-style-name="P15" draw:layer="layout" svg:width="2.7cm" svg:height="1.1cm" svg:x="17cm" svg:y="19.5cm" draw:control="control83"/>
        <draw:control draw:style-name="gr11" draw:text-style-name="P15" draw:layer="layout" svg:width="2.7cm" svg:height="1.1cm" svg:x="17cm" svg:y="20.7cm" draw:control="control84"/>
        <draw:control draw:style-name="gr11" draw:text-style-name="P15" draw:layer="layout" svg:width="2.7cm" svg:height="1.1cm" svg:x="17cm" svg:y="21.9cm" draw:control="control85"/>
        <draw:control draw:style-name="gr11" draw:text-style-name="P15" draw:layer="layout" svg:width="2.7cm" svg:height="1.1cm" svg:x="17cm" svg:y="23.1cm" draw:control="control86"/>
        <draw:control draw:style-name="gr11" draw:text-style-name="P15" draw:layer="layout" svg:width="2.7cm" svg:height="1.1cm" svg:x="17cm" svg:y="24.3cm" draw:control="control87"/>
        <draw:control draw:style-name="gr11" draw:text-style-name="P15" draw:layer="layout" svg:width="2.7cm" svg:height="1.1cm" svg:x="17cm" svg:y="25.5cm" draw:control="control88"/>
        <draw:control draw:style-name="gr11" draw:text-style-name="P15" draw:layer="layout" svg:width="2.7cm" svg:height="1.1cm" svg:x="17cm" svg:y="26.6cm" draw:control="control89"/>
        <draw:control draw:style-name="gr2" draw:text-style-name="P2" draw:layer="layout" svg:width="3.469cm" svg:height="0.7cm" svg:x="3.732cm" svg:y="5.3cm" draw:control="control9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9:42:51.30</meta:creation-date>
    <dc:date>2015-11-20T01:05:16.945000000</dc:date>
    <meta:editing-duration>PT2H15M16S</meta:editing-duration>
    <meta:editing-cycles>10</meta:editing-cycles>
    <meta:generator>LibreOffice/5.0.3.2$Windows_x86 LibreOffice_project/e5f16313668ac592c1bfb310f4390624e3dbfb75</meta:generator>
    <meta:document-statistic meta:object-count="98"/>
  </office:meta>
</office:document-meta>
</file>